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0388f" officeooo:paragraph-rsid="0000388f"/>
    </style:style>
    <style:style style:name="P2" style:family="paragraph" style:parent-style-name="Heading">
      <style:paragraph-properties fo:break-before="page"/>
      <style:text-properties officeooo:rsid="0001cc34" officeooo:paragraph-rsid="0001cc34"/>
    </style:style>
    <style:style style:name="P3" style:family="paragraph" style:parent-style-name="Text">
      <style:text-properties officeooo:rsid="0001cc34" officeooo:paragraph-rsid="0001cc34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00388f" officeooo:paragraph-rsid="0000388f"/>
    </style:style>
    <style:style style:name="P7" style:family="paragraph" style:parent-style-name="Subtitle">
      <style:text-properties officeooo:rsid="0000388f" officeooo:paragraph-rsid="0000388f"/>
    </style:style>
    <style:style style:name="P8" style:family="paragraph" style:parent-style-name="Title">
      <style:text-properties officeooo:rsid="0000388f" officeooo:paragraph-rsid="0000388f"/>
    </style:style>
    <style:style style:name="P9" style:family="paragraph" style:parent-style-name="Heading_20_1">
      <style:text-properties officeooo:rsid="0001cc34" officeooo:paragraph-rsid="0001cc34"/>
    </style:style>
    <style:style style:name="P10" style:family="paragraph" style:parent-style-name="Heading_20_1">
      <style:text-properties officeooo:paragraph-rsid="0001cc34"/>
    </style:style>
    <style:style style:name="P11" style:family="paragraph" style:parent-style-name="Heading_20_2">
      <style:text-properties officeooo:rsid="0001cc34" officeooo:paragraph-rsid="0001cc34"/>
    </style:style>
    <style:style style:name="P12" style:family="paragraph" style:parent-style-name="Text">
      <style:text-properties officeooo:rsid="0001cc34" officeooo:paragraph-rsid="0001cc34"/>
    </style:style>
    <style:style style:name="P13" style:family="paragraph" style:parent-style-name="Text">
      <style:text-properties officeooo:rsid="000247e3" officeooo:paragraph-rsid="000247e3"/>
    </style:style>
    <style:style style:name="P14" style:family="paragraph" style:parent-style-name="Text" style:list-style-name="L1">
      <style:text-properties officeooo:rsid="000352d2" officeooo:paragraph-rsid="000352d2"/>
    </style:style>
    <style:style style:name="P15" style:family="paragraph" style:parent-style-name="Text">
      <style:text-properties officeooo:rsid="0003d316" officeooo:paragraph-rsid="0003d316"/>
    </style:style>
    <style:style style:name="T1" style:family="text">
      <style:text-properties officeooo:rsid="0001db93"/>
    </style:style>
    <style:style style:name="T2" style:family="text">
      <style:text-properties officeooo:rsid="000247e3"/>
    </style:style>
    <style:style style:name="T3" style:family="text">
      <style:text-properties officeooo:rsid="000352d2"/>
    </style:style>
    <style:style style:name="T4" style:family="text">
      <style:text-properties officeooo:rsid="000549c8"/>
    </style:style>
    <style:style style:name="T5" style:family="text">
      <style:text-properties officeooo:rsid="000649f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P8">RAPPORT DE TRAVAUX PRATIQUES n°3</text:p>
      <text:p text:style-name="P6"/>
      <text:p text:style-name="P7">LO52 – A2017</text:p>
      <text:p text:style-name="P6"/>
      <text:p text:style-name="P1"><text:span text:style-name="T1">Étudiants</text:span> : Pierre ROMET – Guillaume PROST</text:p>
      <text:p text:style-name="P1"/>
      <text:p text:style-name="P2">Sommair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133_2065852393" text:style-name="Index_20_Link" text:visited-style-name="Index_20_Link">Mise en place de l’environnement de travail<text:tab/>2</text:a></text:p>
          <text:p text:style-name="P4"><text:a xlink:type="simple" xlink:href="#__RefHeading___Toc135_2065852393" text:style-name="Index_20_Link" text:visited-style-name="Index_20_Link">Configuration par défaut du noyau<text:tab/>2</text:a></text:p>
          <text:p text:style-name="P5"><text:a xlink:type="simple" xlink:href="#__RefHeading___Toc137_2065852393" text:style-name="Index_20_Link" text:visited-style-name="Index_20_Link">Configuration par défaut<text:tab/>2</text:a></text:p>
          <text:p text:style-name="P5"><text:a xlink:type="simple" xlink:href="#__RefHeading___Toc139_2065852393" text:style-name="Index_20_Link" text:visited-style-name="Index_20_Link">Chargement et première compilation<text:tab/>2</text:a></text:p>
          <text:p text:style-name="P4"><text:a xlink:type="simple" xlink:href="#__RefHeading___Toc147_2065852393" text:style-name="Index_20_Link" text:visited-style-name="Index_20_Link">Configuration avancée du noyau<text:tab/>2</text:a></text:p>
          <text:p text:style-name="P5"><text:a xlink:type="simple" xlink:href="#__RefHeading___Toc143_2065852393" text:style-name="Index_20_Link" text:visited-style-name="Index_20_Link">Modification de la configuration<text:tab/>2</text:a></text:p>
          <text:p text:style-name="P5"><text:a xlink:type="simple" xlink:href="#__RefHeading___Toc145_2065852393" text:style-name="Index_20_Link" text:visited-style-name="Index_20_Link">Compilation avec configuration personnalisée<text:tab/>2</text:a></text:p>
        </text:index-body>
      </text:table-of-content>
      <text:h text:style-name="P9" text:outline-level="1"/>
      <text:h text:style-name="P9" text:outline-level="1"><text:bookmark-start text:name="__RefHeading___Toc133_2065852393"/>Mise en place de l’environnement de travail<text:bookmark-end text:name="__RefHeading___Toc133_2065852393"/></text:h>
      <text:p text:style-name="P3">Questions 3.1 à 3.4</text:p>
      <text:h text:style-name="P10" text:outline-level="1"/>
      <text:h text:style-name="P9" text:outline-level="1"><text:bookmark-start text:name="__RefHeading___Toc135_2065852393"/>Configuration par défaut du noyau<text:bookmark-end text:name="__RefHeading___Toc135_2065852393"/></text:h>
      <text:h text:style-name="P11" text:outline-level="2"><text:bookmark-start text:name="__RefHeading___Toc137_2065852393"/>Configuration par défaut<text:bookmark-end text:name="__RefHeading___Toc137_2065852393"/></text:h>
      <text:p text:style-name="P3">Questions 4.1 à 4.4</text:p>
      <text:h text:style-name="P11" text:outline-level="2"><text:bookmark-start text:name="__RefHeading___Toc139_2065852393"/>Chargement et première compilation<text:bookmark-end text:name="__RefHeading___Toc139_2065852393"/></text:h>
      <text:p text:style-name="P3">Questions 4.5 à 4.7</text:p>
      <text:p text:style-name="P3"/>
      <text:p text:style-name="P3"/>
      <text:h text:style-name="Heading_20_1" text:outline-level="1"><text:bookmark-start text:name="__RefHeading___Toc147_2065852393"/>Configuration avancée du noyau<text:bookmark-end text:name="__RefHeading___Toc147_2065852393"/></text:h>
      <text:h text:style-name="P11" text:outline-level="2"><text:bookmark-start text:name="__RefHeading___Toc143_2065852393"/>Modification de la configuration<text:bookmark-end text:name="__RefHeading___Toc143_2065852393"/></text:h>
      <text:p text:style-name="P3">Questions 5.1 à 5.3</text:p>
      <text:h text:style-name="P11" text:outline-level="2"><text:bookmark-start text:name="__RefHeading___Toc145_2065852393"/>Compilation avec configuration personnalisée<text:bookmark-end text:name="__RefHeading___Toc145_2065852393"/></text:h>
      <text:p text:style-name="P3">Questions 5.4 à 5.8</text:p>
      <text:p text:style-name="P3">5.4 → taille fichier « .<text:span text:style-name="T5">config »</text:span> <text:span text:style-name="T3">différents (33 lignes de plus en final par rapport à origin)</text:span></text:p>
      <text:p text:style-name="P13">les lignes de cmd correspondant aux modules activés sont décommentés</text:p>
      <text:p text:style-name="P15"><text:soft-page-break/>etape de la compil <text:span text:style-name="T4">+ sauvegarde</text:span></text:p>
      <text:list xml:id="list1848486982404384559" text:style-name="L1">
        <text:list-item>
          <text:p text:style-name="P14">make</text:p>
        </text:list-item>
        <text:list-item>
          <text:p text:style-name="P14">make savedefconfig</text:p>
        </text:list-item>
        <text:list-item>
          <text:p text:style-name="P14">mv defconfig arch/arm64/configs/hikeylo52_defconf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1:16:32.292000000</meta:creation-date>
    <dc:date>2017-12-14T13:35:41.563000000</dc:date>
    <meta:editing-duration>PT37M7S</meta:editing-duration>
    <meta:editing-cycles>9</meta:editing-cycles>
    <meta:generator>LibreOffice/5.2.7.2$Windows_x86 LibreOffice_project/2b7f1e640c46ceb28adf43ee075a6e8b8439ed10</meta:generator>
    <meta:document-statistic meta:table-count="0" meta:image-count="0" meta:object-count="0" meta:page-count="3" meta:paragraph-count="30" meta:word-count="149" meta:character-count="967" meta:non-whitespace-character-count="849"/>
  </office:meta>
</office:document-meta>
</file>